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98130923053326538" text:style-name="L1">
        <text:list-item>
          <text:p text:style-name="P1">surf_abhorrance_v2</text:p>
        </text:list-item>
        <text:list-item>
          <text:p text:style-name="P1">surf_ag_texture_final</text:p>
        </text:list-item>
        <text:list-item>
          <text:p text:style-name="P1">surf__air_arena_v4</text:p>
        </text:list-item>
        <text:list-item>
          <text:p text:style-name="P1">surf__akai_f1n4l</text:p>
        </text:list-item>
        <text:list-item>
          <text:p text:style-name="P1">surf_alpine_tf2</text:p>
        </text:list-item>
        <text:list-item>
          <text:p text:style-name="P1">surf_avatar_v2</text:p>
        </text:list-item>
        <text:list-item>
          <text:p text:style-name="P1">surf_basewater_beta3</text:p>
        </text:list-item>
        <text:list-item>
          <text:p text:style-name="P1">surf_blackout_v2<text:tab/></text:p>
        </text:list-item>
        <text:list-item>
          <text:p text:style-name="P1">surf_bluetowers_v5f</text:p>
        </text:list-item>
        <text:list-item>
          <text:p text:style-name="P1">surf_buck-wildtf2</text:p>
        </text:list-item>
        <text:list-item>
          <text:p text:style-name="P1">surf_codeportected_v2_fix</text:p>
        </text:list-item>
        <text:list-item>
          <text:p text:style-name="P1">surf_crazyfrog_reloaded<text:tab/><text:tab/></text:p>
        </text:list-item>
        <text:list-item>
          <text:p text:style-name="P1">surf_ctf_velocity_tf2_v1</text:p>
        </text:list-item>
        <text:list-item>
          <text:p text:style-name="P1">surf_effortless</text:p>
        </text:list-item>
        <text:list-item>
          <text:p text:style-name="P1">surf_entrance_v2</text:p>
        </text:list-item>
        <text:list-item>
          <text:p text:style-name="P1">surf_fastspiral_retro_tf2_fix</text:p>
        </text:list-item>
        <text:list-item>
          <text:p text:style-name="P1">surf_fizzyrave_reloaded</text:p>
        </text:list-item>
        <text:list-item>
          <text:p text:style-name="P1">surf_frictional</text:p>
        </text:list-item>
        <text:list-item>
          <text:p text:style-name="P1">surf_fury_v6_clean</text:p>
        </text:list-item>
        <text:list-item>
          <text:p text:style-name="P1">surf_gforce</text:p>
        </text:list-item>
        <text:list-item>
          <text:p text:style-name="P1">surf_graphia</text:p>
        </text:list-item>
        <text:list-item>
          <text:p text:style-name="P1">surf_greatfissure</text:p>
        </text:list-item>
        <text:list-item>
          <text:p text:style-name="P1">surf_hang_time_reloaded_v2</text:p>
        </text:list-item>
        <text:list-item>
          <text:p text:style-name="P1">surf_halloween_v2h</text:p>
        </text:list-item>
        <text:list-item>
          <text:p text:style-name="P1">surf_horizon_v3</text:p>
        </text:list-item>
        <text:list-item>
          <text:p text:style-name="P1">surf_insanity_tf2</text:p>
        </text:list-item>
        <text:list-item>
          <text:p text:style-name="P1">surf_legendary_lite_fix_v3</text:p>
        </text:list-item>
        <text:list-item>
          <text:p text:style-name="P1">surf_lullaby_redone_rc1</text:p>
        </text:list-item>
        <text:list-item>
          <text:p text:style-name="P1">surf_matrix_regress</text:p>
        </text:list-item>
        <text:list-item>
          <text:p text:style-name="P1">surf_meister_v3_final2</text:p>
        </text:list-item>
        <text:list-item>
          <text:p text:style-name="P1">surf_minute_v1p</text:p>
        </text:list-item>
        <text:list-item>
          <text:p text:style-name="P1">surf_missing_no_fix</text:p>
        </text:list-item>
        <text:list-item>
          <text:p text:style-name="P1">surf_ny_exploder_prime</text:p>
        </text:list-item>
        <text:list-item>
          <text:p text:style-name="P1">surf_oa_bigramp_b2</text:p>
        </text:list-item>
        <text:list-item>
          <text:p text:style-name="P1">surf_overcast_v1</text:p>
        </text:list-item>
        <text:list-item>
          <text:p text:style-name="P1">surf_overlook_v2</text:p>
        </text:list-item>
        <text:list-item>
          <text:p text:style-name="P1">surf_prelude_b3p</text:p>
        </text:list-item>
        <text:list-item>
          <text:p text:style-name="P1">surf_pulse_v2</text:p>
        </text:list-item>
        <text:list-item>
          <text:p text:style-name="P1">surf_rainbow_v1</text:p>
        </text:list-item>
        <text:list-item>
          <text:p text:style-name="P1">surf_reanimation_v1</text:p>
        </text:list-item>
        <text:list-item>
          <text:p text:style-name="P1">surf_rebel_redo_v2</text:p>
        </text:list-item>
        <text:list-item>
          <text:p text:style-name="P1">surf_snow_arena_v2</text:p>
        </text:list-item>
        <text:list-item>
          <text:p text:style-name="P1">surf_tensile</text:p>
        </text:list-item>
        <text:list-item>
          <text:p text:style-name="P1">surf_tf_japan_v1</text:p>
        </text:list-item>
        <text:list-item>
          <text:p text:style-name="P1">surf_tf_thriller_v2_fix</text:p>
        </text:list-item>
        <text:list-item>
          <text:p text:style-name="P1">surf_the_glaoming_v2</text:p>
        </text:list-item>
        <text:list-item>
          <text:p text:style-name="P1">surf_toast_llf</text:p>
        </text:list-item>
        <text:list-item>
          <text:p text:style-name="P1">surf_torrent_v1b</text:p>
        </text:list-item>
        <text:list-item>
          <text:p text:style-name="P1">surf_trance_v1</text:p>
        </text:list-item>
        <text:list-item>
          <text:p text:style-name="P1">surf_twilight_rc2</text:p>
        </text:list-item>
        <text:list-item>
          <text:p text:style-name="P1">surf_utopia_v3</text:p>
        </text:list-item>
        <text:list-item>
          <text:p text:style-name="P1">surf_venice_v2b</text:p>
        </text:list-item>
        <text:list-item>
          <text:p text:style-name="P1"><text:soft-page-break/>surf_year3000</text:p>
        </text:list-item>
        <text:list-item>
          <text:p text:style-name="P1">surf_zaz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54S</meta:editing-duration>
    <meta:editing-cycles>3</meta:editing-cycles>
    <meta:generator>OpenOffice/4.1.2$Win32 OpenOffice.org_project/412m3$Build-9782</meta:generator>
    <dc:date>2016-09-01T17:56:48</dc:date>
    <meta:document-statistic meta:table-count="0" meta:image-count="0" meta:object-count="0" meta:page-count="2" meta:paragraph-count="54" meta:word-count="54" meta:character-count="959"/>
    <dc:creator>Rofl m8</dc:creator>
    <meta:user-defined meta:name="Info 1"/>
    <meta:user-defined meta:name="Info 2"/>
    <meta:user-defined meta:name="Info 3"/>
    <meta:user-defined meta:name="Info 4"/>
  </office:meta>
</office:document-meta>
</file>